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Header">
      <style:text-properties officeooo:rsid="000c2c87" officeooo:paragraph-rsid="00024ab3"/>
    </style:style>
    <style:style style:name="P3" style:family="paragraph" style:parent-style-name="Text_20_body">
      <style:text-properties style:font-name="Courier New" fo:font-size="14pt" fo:font-weight="bold" officeooo:rsid="000cad38" officeooo:paragraph-rsid="000cad38" style:font-size-asian="14pt" style:font-weight-asian="bold" style:font-size-complex="14pt" style:font-weight-complex="bold"/>
    </style:style>
    <style:style style:name="P4" style:family="paragraph" style:parent-style-name="Text_20_body">
      <style:text-properties style:font-name="Courier New" fo:font-weight="bold" officeooo:rsid="000cad38" officeooo:paragraph-rsid="000cad38" style:font-weight-asian="bold" style:font-weight-complex="bold"/>
    </style:style>
    <style:style style:name="P5" style:family="paragraph" style:parent-style-name="Text_20_body">
      <style:paragraph-properties fo:margin-left="2.4618in" fo:text-indent="0in" style:auto-text-indent="false"/>
      <style:text-properties style:font-name="Courier New" fo:font-weight="bold" officeooo:rsid="000cad38" officeooo:paragraph-rsid="000cad38" style:font-weight-asian="bold" style:font-weight-complex="bold"/>
    </style:style>
    <style:style style:name="P6" style:family="paragraph" style:parent-style-name="Text_20_body">
      <style:paragraph-properties fo:margin-left="2.4618in" fo:text-indent="0in" style:auto-text-indent="false"/>
      <style:text-properties style:font-name="Courier New" fo:font-weight="bold" officeooo:rsid="000e5ee5" officeooo:paragraph-rsid="000e5ee5" style:font-weight-asian="bold" style:font-weight-complex="bold"/>
    </style:style>
    <style:style style:name="P7" style:family="paragraph" style:parent-style-name="Text_20_body">
      <style:text-properties style:font-name="Courier New" style:text-underline-style="solid" style:text-underline-width="auto" style:text-underline-color="font-color" fo:font-weight="bold" officeooo:rsid="000cad38" officeooo:paragraph-rsid="000cad38" style:font-weight-asian="bold" style:font-weight-complex="bold"/>
    </style:style>
    <style:style style:name="P8" style:family="paragraph" style:parent-style-name="Text_20_body">
      <style:text-properties style:font-name="Courier New" style:text-underline-style="solid" style:text-underline-width="auto" style:text-underline-color="font-color" fo:font-weight="bold" officeooo:rsid="000e5ee5" officeooo:paragraph-rsid="000e5ee5" style:font-weight-asian="bold" style:font-weight-complex="bold"/>
    </style:style>
    <style:style style:name="P9" style:family="paragraph" style:parent-style-name="Text_20_body">
      <style:paragraph-properties fo:margin-left="0.4925in" fo:text-indent="0in" style:auto-text-indent="false"/>
      <style:text-properties style:font-name="Courier New" style:text-underline-style="solid" style:text-underline-width="auto" style:text-underline-color="font-color" fo:font-weight="bold" officeooo:rsid="000e5ee5" officeooo:paragraph-rsid="000e5ee5" style:font-weight-asian="bold" style:font-weight-complex="bold"/>
    </style:style>
    <style:style style:name="P10" style:family="paragraph" style:parent-style-name="Text_20_body">
      <style:paragraph-properties fo:margin-left="0in" fo:text-indent="0in" style:auto-text-indent="false"/>
      <style:text-properties style:font-name="Courier New" style:text-underline-style="solid" style:text-underline-width="auto" style:text-underline-color="font-color" fo:font-weight="bold" officeooo:rsid="000e5ee5" officeooo:paragraph-rsid="000e5ee5" style:font-weight-asian="bold" style:font-weight-complex="bold"/>
    </style:style>
    <style:style style:name="P11" style:family="paragraph" style:parent-style-name="Title">
      <style:text-properties style:font-name="Courier New" fo:font-weight="bold" officeooo:rsid="000cad38" officeooo:paragraph-rsid="000cad38" style:font-weight-asian="bold" style:font-weight-complex="bold"/>
    </style:style>
    <style:style style:name="T1" style:family="text">
      <style:text-properties officeooo:rsid="000cad38"/>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emise</text:p>
      <text:p text:style-name="P4"/>
      <text:p text:style-name="P3">Abduction is …</text:p>
      <text:p text:style-name="P4"/>
      <text:p text:style-name="P5">A science fiction series</text:p>
      <text:p text:style-name="P5">that takes place in the present</text:p>
      <text:p text:style-name="P5">with a central focus on an alien character</text:p>
      <text:p text:style-name="P5">who crash landed on Earth and is trying</text:p>
      <text:p text:style-name="P5">to get back to her home.</text:p>
      <text:p text:style-name="P6">A fish out of water kind of scenario.</text:p>
      <text:p text:style-name="P4"/>
      <text:p text:style-name="P7">Introduction</text:p>
      <text:p text:style-name="P7"><text:span text:style-name="T2"><text:tab/>An alien crash landed on Earth. With her spacecraft badly damaged, she has no way of getting home. She befriends a human named Joe who helps her generate a human persona under the guise of a human named Miranda.</text:span></text:p>
      <text:p text:style-name="P8">Characters</text:p>
      <text:p text:style-name="P8"><text:span text:style-name="T2">JOE</text:span></text:p>
      <text:p text:style-name="P9"><text:span text:style-name="T2">A normal human man. Around the age of twenty-eight. Ten years ago he was abducted by aliens for the space of six hours and is missing that time. From then to the present, he’s been abducted a numerous amount of times. He has no memory of these encounters.</text:span></text:p>
      <text:p text:style-name="P10"><text:span text:style-name="T2">MIRANDA</text:span></text:p>
      <text:p text:style-name="P9"><text:span text:style-name="T2">The human form of the gray alien that crashed on Earth. Is helpless in the Earth environment and depends on Joe for basic needs. Doesn’t quite understand anything about humans or their ways, has a lot of learning to do. Wants badly to get back h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style style:name="MT1" style:family="text">
      <style:text-properties officeooo:rsid="000cad3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tab/><text:tab/><text:span text:style-name="MT1">Abduction</text:span></text:p>
      </style:header>
      <style:footer>
        <text:p text:style-name="MP2">Kyle Eggleston (Page <text:page-number text:select-page="current">1</text:page-number><text:s/>of <text:page-count>1</text:page-count>) <text:date style:data-style-name="N37" text:date-value="2026-02-14T19:56:27.209367658">02/1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4T19:56:27.110576440</dc:date>
    <meta:editing-duration>PT25M38S</meta:editing-duration>
    <meta:editing-cycles>11</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7" meta:word-count="192" meta:character-count="1030" meta:non-whitespace-character-count="853"/>
  </office:meta>
</office:document-meta>
</file>